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6.976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2.131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7.581cm" fo:break-before="auto" style:use-optimal-row-height="false"/>
    </style:style>
    <style:style style:name="ro25" style:family="table-row">
      <style:table-row-properties style:row-height="1.289cm" fo:break-before="auto" style:use-optimal-row-height="false"/>
    </style:style>
    <style:style style:name="ro26" style:family="table-row">
      <style:table-row-properties style:row-height="2cm" fo:break-before="auto" style:use-optimal-row-height="false"/>
    </style:style>
    <style:style style:name="ro27" style:family="table-row">
      <style:table-row-properties style:row-height="1.789cm" fo:break-before="auto" style:use-optimal-row-height="false"/>
    </style:style>
    <style:style style:name="ro28" style:family="table-row">
      <style:table-row-properties style:row-height="1.894cm" fo:break-before="auto" style:use-optimal-row-height="false"/>
    </style:style>
    <style:style style:name="ro29" style:family="table-row">
      <style:table-row-properties style:row-height="2.053cm" fo:break-before="auto" style:use-optimal-row-height="false"/>
    </style:style>
    <style:style style:name="ro30" style:family="table-row">
      <style:table-row-properties style:row-height="2.184cm" fo:break-before="auto" style:use-optimal-row-height="false"/>
    </style:style>
    <style:style style:name="ro31" style:family="table-row">
      <style:table-row-properties style:row-height="3.343cm" fo:break-before="auto" style:use-optimal-row-height="false"/>
    </style:style>
    <style:style style:name="ro32" style:family="table-row">
      <style:table-row-properties style:row-height="5.159cm" fo:break-before="auto" style:use-optimal-row-height="false"/>
    </style:style>
    <style:style style:name="ro33" style:family="table-row">
      <style:table-row-properties style:row-height="0.762cm" fo:break-before="auto" style:use-optimal-row-height="false"/>
    </style:style>
    <style:style style:name="ro3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7]+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8]+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9]+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90]+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6]+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7]+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8]+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9]+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100]+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1]+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2]+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3]+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ooc:=[.A104]+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ooc:=[.A105]+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6]+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7]+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8]+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9]+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10]+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11]+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2]+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3]+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4]+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5]+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6]+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7]+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8]+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9]+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20]+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21]+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2]+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3]+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4]+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5]+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6]+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7]+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8]+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9]+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30]+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31]+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2]+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3]+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4]+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5]+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6]+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7]+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8]+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9]+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40]+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41]+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2]+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3]+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4]+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5]+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6]+1" office:value-type="float" office:value="140">
            <text:p>14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7]+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8]+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9]+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ooc:=[.A150]+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ooc:=[.A151]+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ooc:=[.A152]+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ooc:=[.A153]+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1">
          <table:table-cell table:style-name="ce4" table:formula="oooc:=[.A154]+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5]+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6]+1" office:value-type="float" office:value="150">
            <text:p>150</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7]+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2">
          <table:table-cell table:style-name="ce4" table:formula="oooc:=[.A158]+1" office:value-type="float" office:value="152">
            <text:p>152</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3">
          <table:table-cell table:style-name="ce4" table:formula="oooc:=[.A159]+1" office:value-type="float" office:value="153">
            <text:p>153</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4">
          <table:table-cell table:style-name="ce4" table:formula="oooc:=[.A160]+1" office:value-type="float" office:value="154">
            <text:p>154</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5">
          <table:table-cell table:style-name="ce4" table:formula="oooc:=[.A161]+1" office:value-type="float" office:value="155">
            <text:p>155</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6">
          <table:table-cell table:style-name="ce4" table:formula="oooc:=[.A162]+1" office:value-type="float" office:value="156">
            <text:p>156</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ooc:=[.A163]+1" office:value-type="float" office:value="157">
            <text:p>157</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ooc:=[.A164]+1" office:value-type="float" office:value="158">
            <text:p>158</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27">
          <table:table-cell table:style-name="ce4" table:formula="oooc:=[.A165]+1" office:value-type="float" office:value="159">
            <text:p>159</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4">
          <table:table-cell table:style-name="ce4" table:formula="oooc:=[.A166]+1" office:value-type="float" office:value="160">
            <text:p>160</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28">
          <table:table-cell table:style-name="ce4" table:formula="oooc:=[.A167]+1" office:value-type="float" office:value="161">
            <text:p>161</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29">
          <table:table-cell table:style-name="ce4" table:formula="oooc:=[.A168]+1" office:value-type="float" office:value="162">
            <text:p>162</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Writer, Draw, Impress.</text:p>
          </table:table-cell>
          <table:table-cell table:number-columns-repeated="1019"/>
        </table:table-row>
        <table:table-row table:style-name="ro30">
          <table:table-cell table:style-name="ce4" table:formula="oooc:=[.A169]+1" office:value-type="float" office:value="163">
            <text:p>163</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ext:p/>
            <text:p>Potete firmare solo i documenti in Open Document Format di Writer, Draw, Impress.</text:p>
          </table:table-cell>
          <table:table-cell table:number-columns-repeated="1019"/>
        </table:table-row>
        <table:table-row table:style-name="ro31">
          <table:table-cell table:style-name="ce4" table:formula="oooc:=[.A170]+1" office:value-type="float" office:value="164">
            <text:p>164</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1" table:number-rows-repeated="32588">
          <table:table-cell table:style-name="ce4"/>
          <table:table-cell table:number-columns-repeated="1023"/>
        </table:table-row>
        <table:table-row table:style-name="ro3" table:number-rows-repeated="32776">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2">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3">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4">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4">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4">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4">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34">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4">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4">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4">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4">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4">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4">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4">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4">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4">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4">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4">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4">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4">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4">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4">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34">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4">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34">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4">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4">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4">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4">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4">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4">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4">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4">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4">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4">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4">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4">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4">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4">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4">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4">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4">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4">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4">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4">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4">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4">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4">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4">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4">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4">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4">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4">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4">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4">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4">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34">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4">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4">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4">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4">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4">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4">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4">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4">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4">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4">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4">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4">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4">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4">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4">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4">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4">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4">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4">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4">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4">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4">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4">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4">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4">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4">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4">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4">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4">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4">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4">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4">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4">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4">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4">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4">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4">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4">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4">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4">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4">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4">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34">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4">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4">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4">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4">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4">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4">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4">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34">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4">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34">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4">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4">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4">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4">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4">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4">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4">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4">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4">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4">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4">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4">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4">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4">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4">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4">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4">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4">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4">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4">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4">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4">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4">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4">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4">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4">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4">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4">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4">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4">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4">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4">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4">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4">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4">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4">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4">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4">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4">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4">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4">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4">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4">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4">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4">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4">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34">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4">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4">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4">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4">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4">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34">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4">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4">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4">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34">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4">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4">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4">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4">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4">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4">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4">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4">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4">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4">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4">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4">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4">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4">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4">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4">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4">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4">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4">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4">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4">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4">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4">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4">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4">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4">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4">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4">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4">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4">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4">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4">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4">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4">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4">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4">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4">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4">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4">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4">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4">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4">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4">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4">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4">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4">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4">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4">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4">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4">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4">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4">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4">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4">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4">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4">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34">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4">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4">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4">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4">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4">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4">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4">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4">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4">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4">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4">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34">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4">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4">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4">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4">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4">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4">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4">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4">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4">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4">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4">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4">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4">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4">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34">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4">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4">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4">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4">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4">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4">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4">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34">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4">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4">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4">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4">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4">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4">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4">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4">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4">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4">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34">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4">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4">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4">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4">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4">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4">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34">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4">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4">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4">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34">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4">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4">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34">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4">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4">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34">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4">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4">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4">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4">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34">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4">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34">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4">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34">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4">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34">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4">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34">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4">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0">10/06/2009</text:date>, <text:time>19:15:47</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67</meta:editing-cycles>
    <meta:creation-date>2008-05-04T10:18:05</meta:creation-date>
    <dc:date>2009-06-10T19:15:47</dc:date>
    <dc:creator>Giuseppe Castagno</dc:creator>
    <meta:editing-duration>PT59H04M54S</meta:editing-duration>
    <meta:document-statistic meta:table-count="6" meta:cell-count="1494"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